
<file path=META-INF/manifest.xml><?xml version="1.0" encoding="utf-8"?>
<!DOCTYPE manifest  PUBLIC '-//OpenOffice.org//DTD Manifest 1.0//EN'  'Manifest.dtd'>
<manifest:manifest xmlns:manifest="http://openoffice.org/2001/manifest">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Basic/Standard/Modul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WT UI" svg:font-family="'Andale WT UI', 'MS Mincho', 'HG Mincho L', 'MS PGothic', 'Arial Unicode MS'"/>
    <style:font-face style:name="Simplified Arabic" svg:font-family="'Simplified Arabic', 'Andale WT UI', 'Arial Unicode MS'"/>
    <style:font-face style:name="Thorndale" svg:font-family="Thorndale" style:font-family-generic="roman" style:font-pitch="variable"/>
    <style:font-face style:name="Times New Roman" svg:font-family="'Times New Roman'" style:font-family-generic="roman" style:font-pitch="variable"/>
    <style:font-face style:name="Helvetica" svg:font-family="Helvetica" style:font-family-generic="swiss" style:font-pitch="variable"/>
  </office:font-face-decls>
  <office:automatic-styles>
    <style:style style:name="P1" style:family="paragraph" style:parent-style-name="Standard">
      <style:text-properties style:font-name="Times New Roman" fo:font-weight="normal"/>
    </style:style>
    <style:style style:name="P2" style:family="paragraph"/>
    <style:style style:name="gr1" style:family="graphic">
      <style:graphic-properties style:wrap="run-through" style:vertical-pos="middle" style:vertical-rel="line"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CommandButton1" form:control-implementation="ooo:com.sun.star.form.component.CommandButton" form:id="control1" form:label="Create Bookmarks" office:target-frame="" xlink:href="" form:image-data="" form:delay-for-repeat="PT0.50S" form:image-position="top" form:image-align="center">
            <form:properties>
              <form:property form:property-name="DefaultControl" office:value-type="string" office:string-value="stardiv.one.form.control.CommandButton"/>
            </form:properties>
            <office:event-listeners>
              <script:event-listener script:language="ooo:StarBasic" script:event-name="form:performaction" script:macro-name="Standard.Modul1.Main"/>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bloody officers in town was on to him and just waiting to pounce and snap those cuffs on his wrists? He nervously looked all around. Suddenly he saw the alley. Like lighte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brilliant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Standard"/>
      <text:p text:style-name="P1"><draw:control text:anchor-type="as-char" draw:z-index="0" draw:style-name="gr1" draw:text-style-name="P2" svg:width="3.335cm" svg:height="0.953cm" draw:control="control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WT UI" svg:font-family="'Andale WT UI', 'MS Mincho', 'HG Mincho L', 'MS PGothic', 'Arial Unicode MS'"/>
    <style:font-face style:name="Simplified Arabic" svg:font-family="'Simplified Arabic', 'Andale WT UI', 'Arial Unicode MS'"/>
    <style:font-face style:name="Thorndale" svg:font-family="Thorndale" style:font-family-generic="roman" style:font-pitch="variable"/>
    <style:font-face style:name="Times New Roman" svg:font-family="'Times New Roman'" style:font-family-generic="roman"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fo:color="#000000" style:font-name="Thorndale" fo:font-size="12pt" fo:language="en" fo:country="US" style:font-name-asian="Andale WT UI" style:font-size-asian="12pt" style:language-asian="none" style:country-asian="none" style:font-name-complex="Simplified Arabic" style:font-size-complex="12pt" style:language-complex="none" style:country-complex="none"/>
    </style:default-style>
    <style:default-style style:family="paragraph">
      <style:table-properties table:border-model="separating"/>
      <style:table-row-properties fo:keep-together="always"/>
      <style:paragraph-properties fo:hyphenation-ladder-count="no-limit" style:text-autospace="ideograph-alpha" style:punctuation-wrap="hanging" style:line-break="strict" style:tab-stop-distance="1.251cm" style:writing-mode="page"/>
      <style:text-properties fo:color="#000000" fo:font-size="12pt" fo:language="en" fo:country="US" style:font-size-asian="12pt" style:language-asian="none" style:country-asian="none" style:font-size-complex="12pt" style:language-complex="none" style:country-complex="none" fo:hyphenate="false" fo:hyphenation-remain-char-count="2" fo:hyphenation-push-char-count="2"/>
    </style:default-style>
    <style:style style:name="Standard" style:family="paragraph" style:class="text"/>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Linux OpenOffice.org_project/680m66$Build-8852$CWS-sdksample</meta:generator>
    <meta:creation-date>2000-05-30T13:45:44</meta:creation-date>
    <dc:date>2005-01-11T17:39:30</dc:date>
    <meta:print-date>0-00-00T00:00:00</meta:print-date>
    <dc:language>en-US</dc:language>
    <meta:editing-cycles>0</meta:editing-cycles>
    <meta:editing-duration>PT0S</meta:editing-duration>
    <meta:user-defined meta:name="Info 0"/>
    <meta:user-defined meta:name="Info 1"/>
    <meta:user-defined meta:name="Info 2"/>
    <meta:user-defined meta:name="Info 3"/>
    <meta:document-statistic meta:table-count="0" meta:image-count="0" meta:object-count="0" meta:page-count="1" meta:paragraph-count="2" meta:word-count="293" meta:character-count="1556"/>
  </office:meta>
</office:document-meta>
</file>

<file path=Basic/Standard/Modul1.xml><?xml version="1.0" encoding="utf-8"?>
<!DOCTYPE module  PUBLIC '-//OpenOffice.org//DTD OfficeDocument 1.0//EN'  'module.dtd'>
<script:module xmlns:script="http://openoffice.org/2000/script" script:name="Modul1" script:language="StarBasic">Sub Main

  Dim mOffending(3) As String
  Dim mBad(3) As String
  Dim sOffendPrefix As String
  Dim sBadPrefix As String

  mOffending() = Array("negro(e|es)?","bor(ed|ing)?", _
                      "bloody?", "bleed(ing)?")
  mBad() = Array("possib(le|ilit(y|ies))",  _
              "real(ly)+", "brilliant", "\&lt;[a-z]+n\'t\&gt;")

  sOffendPrefix = "Offending"
  sBadPrefix = "BadStyle"

  markList(mOffending(), sOffendPrefix)
  markList(mBad(), sBadPrefix)
End Sub


Sub markList(mList As Variant, sPrefix As String)
  Dim n As Long, nCount As Long
  Dim oDocument As Object
  Dim oSearch As Object, oFound As Object
  Dim oFoundCursor As Object
  Dim oBookmark As Object

  oDocument = ThisComponent
  oSearch = oDocument.createSearchDescriptor
  oSearch.SearchRegularExpression = TRUE
  nCount=0
  For n = LBound(mList()) To UBound(mList())
   oSearch.SearchString = mList(n)
   oFound = oDocument.findFirst(oSearch)
   While NOT IsNull(oFound)
    nCount=nCount+1
    oFoundCursor = _
     oFound.Text.createTextCursorByRange(oFound)

    oBookmark = _
     oDocument.createInstance("com.sun.star.text.Bookmark")
    oBookmark.Name=sPrefix + CStr(nCount)
    oDocument.Text.insertTextContent(oFoundCursor,_
                                     oBookmark,TRUE)

    oFound = oDocument.findNext(oFound, oSearch)
   Wend
  Next 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